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_Mala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CM-1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laxe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_Mala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CM-2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cropor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_Mala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AK-11203</text:p>
          </table:table-cell>
          <table:table-cell table:style-name="ACE-2" office:value-type="float" office:value="5.2185100000000002">
            <text:p>5.22</text:p>
          </table:table-cell>
          <table:table-cell table:style-name="ACE-2" office:value-type="float" office:value="103.26009000000001">
            <text:p>103.26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 fragments - taxa unspecified - collected from a borehole at 1.5 m below current high tide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_Malay_Peninsul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SLCC197</text:p>
          </table:table-cell>
          <table:table-cell table:style-name="ACE-2" office:value-type="float" office:value="5.71347">
            <text:p>5.71</text:p>
          </table:table-cell>
          <table:table-cell table:style-name="ACE-2" office:value-type="float" office:value="102.64635">
            <text:p>102.65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Quartz beach-ridge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800000000000001">
            <text:p>3.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4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4">
          <gnm:selection gnm:start-col="15" gnm:start-row="4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08:46:3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